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7ad29" officeooo:paragraph-rsid="000fff3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fff3e" officeooo:paragraph-rsid="000fff3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0fff3e" officeooo:paragraph-rsid="000fff3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15378a" officeooo:paragraph-rsid="0018e1a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1c067a" officeooo:paragraph-rsid="001c067a" fo:background-color="#fffff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2pt" fo:font-weight="bold" officeooo:rsid="0017ad29" officeooo:paragraph-rsid="000fff3e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0fff3e" officeooo:paragraph-rsid="000fff3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1103d0" officeooo:paragraph-rsid="001103d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11f071" officeooo:paragraph-rsid="0011f07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11f071" officeooo:paragraph-rsid="0018e1a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13efef" officeooo:paragraph-rsid="0013efe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13efef" officeooo:paragraph-rsid="0018e1a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15378a" officeooo:paragraph-rsid="0015378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15378a" officeooo:paragraph-rsid="0018e1a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18e1ac" officeooo:paragraph-rsid="0018e1a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11f071" officeooo:paragraph-rsid="0011f071" fo:background-color="#ffa6a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11f071" officeooo:paragraph-rsid="0018e1ac" fo:background-color="#ffa6a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15378a" officeooo:paragraph-rsid="0015378a" fo:background-color="#ffa6a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13efef" officeooo:paragraph-rsid="0013efef" fo:background-color="#ffa6a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13efef" officeooo:paragraph-rsid="0018e1ac" fo:background-color="#ffa6a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11f071" officeooo:paragraph-rsid="0011f071" fo:background-color="#b4c7d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11f071" officeooo:paragraph-rsid="0013efef" fo:background-color="#b4c7d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officeooo:rsid="0011f071" officeooo:paragraph-rsid="0018e1ac" fo:background-color="#b4c7d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13efef" officeooo:paragraph-rsid="0013efef" fo:background-color="#b4c7d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weight="normal" officeooo:rsid="0013efef" officeooo:paragraph-rsid="0018e1ac" fo:background-color="#b4c7d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weight="normal" officeooo:rsid="0011f071" officeooo:paragraph-rsid="0011f071" fo:background-color="#afd095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weight="normal" officeooo:rsid="0015378a" officeooo:paragraph-rsid="0015378a" fo:background-color="#afd09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weight="normal" officeooo:rsid="0011f071" officeooo:paragraph-rsid="0018e1ac" fo:background-color="#dde8c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weight="normal" officeooo:rsid="0018e1ac" officeooo:paragraph-rsid="0018e1ac" fo:background-color="#dde8cb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weight="normal" officeooo:rsid="0015378a" officeooo:paragraph-rsid="0015378a" fo:background-color="#81aca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weight="normal" officeooo:rsid="0015378a" officeooo:paragraph-rsid="0018e1ac" fo:background-color="#ffffff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weight="normal" officeooo:rsid="00192404" officeooo:paragraph-rsid="00192404" fo:background-color="#ffffff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weight="normal" officeooo:rsid="001c067a" officeooo:paragraph-rsid="001c067a" fo:background-color="#ffffff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weight="normal" officeooo:rsid="001ca92a" officeooo:paragraph-rsid="001ca92a" fo:background-color="#ffffff" style:font-weight-asian="normal" style:font-weight-complex="normal"/>
    </style:style>
    <style:style style:name="P35" style:family="paragraph" style:parent-style-name="Standard">
      <style:paragraph-properties fo:text-align="start" style:justify-single-word="false" fo:break-before="page"/>
      <style:text-properties style:font-name="Arial" fo:font-weight="bold" officeooo:rsid="0011f071" officeooo:paragraph-rsid="0011f071" style:font-weight-asian="bold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style:font-name="Arial" fo:font-weight="bold" officeooo:rsid="0018e1ac" officeooo:paragraph-rsid="0018e1ac" style:font-weight-asian="bold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style:font-name="Arial" fo:font-weight="bold" officeooo:rsid="001c067a" officeooo:paragraph-rsid="001c067a" fo:background-color="#ffffff" style:font-weight-asian="bold" style:font-weight-complex="bold"/>
    </style:style>
    <style:style style:name="T1" style:family="text">
      <style:text-properties officeooo:rsid="000fff3e"/>
    </style:style>
    <style:style style:name="T2" style:family="text">
      <style:text-properties officeooo:rsid="001103d0"/>
    </style:style>
    <style:style style:name="T3" style:family="text">
      <style:text-properties officeooo:rsid="0011f071"/>
    </style:style>
    <style:style style:name="T4" style:family="text">
      <style:text-properties officeooo:rsid="0013efef"/>
    </style:style>
    <style:style style:name="T5" style:family="text">
      <style:text-properties fo:background-color="#b4c7dc" loext:char-shading-value="0"/>
    </style:style>
    <style:style style:name="T6" style:family="text">
      <style:text-properties fo:background-color="#b4c7dc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8e1ac"/>
    </style:style>
    <style:style style:name="T9" style:family="text">
      <style:text-properties fo:background-color="#2a6099" loext:char-shading-value="0"/>
    </style:style>
    <style:style style:name="T10" style:family="text">
      <style:text-properties officeooo:rsid="001e702d"/>
    </style:style>
    <style:style style:name="T11" style:family="text">
      <style:text-properties fo:color="#000000"/>
    </style:style>
    <style:style style:name="T12" style:family="text">
      <style:text-properties fo:color="#000000" fo:background-color="#b4c7dc" loext:char-shading-value="0"/>
    </style:style>
    <style:style style:name="T13" style:family="text">
      <style:text-properties fo:color="#000000" fo:background-color="#ffff6d" loext:char-shading-value="0"/>
    </style:style>
    <style:style style:name="T14" style:family="text">
      <style:text-properties officeooo:rsid="001fbaa8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2021 Fall <text:s/>CPSC 240</text:p>
      <text:p text:style-name="P1">Practice Assignment <text:span text:style-name="T1">6</text:span></text:p>
      <text:p text:style-name="P2">Summation</text:p>
      <text:p text:style-name="P7"/>
      <text:p text:style-name="P7"/>
      <text:p text:style-name="P7"/>
      <text:p text:style-name="P3">Purpose of this exercise</text:p>
      <text:p text:style-name="P7"/>
      <text:p text:style-name="P7">We want to experience how to make a loop in an assembly program. <text:s/>None of the assignments preceding this one have focused on the structure of iteration. <text:s/>This assignment will close that gap.</text:p>
      <text:p text:style-name="P7"/>
      <text:p text:style-name="P7"/>
      <text:p text:style-name="P7"/>
      <text:p text:style-name="P3">Specification overview</text:p>
      <text:p text:style-name="P7"/>
      <text:p text:style-name="P7">Make a C or C++ driver as usual. The driver sill call a function written in X86. <text:s/>The asm function will call a C function (not C++) that will ask the user for the precision number, validate it, and return a valid precision to the <text:span text:style-name="T2">assembly function. <text:s/>The assembly function will compute the following sum. <text:s/>This is were we use iteration</text:span></text:p>
      <text:p text:style-name="P7"/>
      <text:p text:style-name="P7"><text:tab/><text:tab/><draw:frame draw:style-name="fr1" draw:name="Object1" text:anchor-type="as-char" svg:y="-0.713cm" svg:width="3.007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/>
      <text:p text:style-name="P8">The loop stops when the absolute value of the term(n) = <draw:frame draw:style-name="fr1" draw:name="Object2" text:anchor-type="as-char" svg:y="-0.711cm" svg:width="2.439cm" svg:height="1.127cm" draw:z-index="1"><draw:object xlink:href="./Object 2" xlink:type="simple" xlink:show="embed" xlink:actuate="onLoad"/><draw:image xlink:href="./ObjectReplacements/Object 2" xlink:type="simple" xlink:show="embed" xlink:actuate="onLoad"/></draw:frame><text:s/><text:span text:style-name="T3">is less than the precision number.</text:span></text:p>
      <text:p text:style-name="P35">Sample dialog</text:p>
      <text:p text:style-name="P9"/>
      <text:p text:style-name="P9"/>
      <text:p text:style-name="P16">Welcome to this wonderful program written by Josefina<text:span text:style-name="T7"> Gon</text:span>zales planning a career in microprocessor architecture.</text:p>
      <text:p text:style-name="P9"/>
      <text:p text:style-name="P21">This machine is running a cpu rated at 3.<text:span text:style-name="T4">0</text:span>0 GHz.</text:p>
      <text:p text:style-name="P9"/>
      <text:p text:style-name="P26">Please enter the precision number and press enter: 0.045</text:p>
      <text:p text:style-name="P26">You entered 0.0449999997 which will be returned <text:span text:style-name="T4">to the caller function</text:span>.</text:p>
      <text:p text:style-name="P9"/>
      <text:p text:style-name="P21">The time on the clock is now 15694232950 tics</text:p>
      <text:p text:style-name="P21">The sum has been computed.</text:p>
      <text:p text:style-name="P22">The time on the clock is now <text:s/>1569423<text:span text:style-name="T4">9823 tics</text:span></text:p>
      <text:p text:style-name="P22"/>
      <text:p text:style-name="P24">The sum is 3.035657</text:p>
      <text:p text:style-name="P24">The execution time was 6873 tics.</text:p>
      <text:p text:style-name="P11"/>
      <text:p text:style-name="P19">The driver received this number 3.035657 and has no knowledge about it.</text:p>
      <text:p text:style-name="P19">Zero will be returned to the OS as a signal of success.</text:p>
      <text:p text:style-name="P11"/>
      <text:p text:style-name="P11"/>
      <text:p text:style-name="P13">Color codes</text:p>
      <text:p text:style-name="P18">Pink: <text:s/>Output from driver</text:p>
      <text:p text:style-name="P13"/>
      <text:p text:style-name="P13"><text:span text:style-name="T6">Light blue: <text:s/>Output from the principal function in assembly</text:span></text:p>
      <text:p text:style-name="P30"/>
      <text:p text:style-name="P27">Green: <text:s/>Output from the C language (not C++) input function</text:p>
      <text:p text:style-name="P13"/>
      <text:p text:style-name="P13"/>
      <text:p text:style-name="P13"/>
      <text:p text:style-name="P13"/>
      <text:p text:style-name="P13"/>
      <text:p text:style-name="P13">Notes: <text:s/>The numbers shown above are not known to be mathematically correct. <text:s/>They are only approximations.</text:p>
      <text:p text:style-name="P13"/>
      <text:p text:style-name="P13"/>
      <text:p text:style-name="P13"/>
      <text:p text:style-name="P13"/>
      <text:p text:style-name="P36">Sample dialog when an error is encountered</text:p>
      <text:p text:style-name="P15"/>
      <text:p text:style-name="P17">Welcome to this wonderful program written by Josefina<text:span text:style-name="T7"> Gon</text:span>zales planning a career in microprocessor architecture.</text:p>
      <text:p text:style-name="P10"/>
      <text:p text:style-name="P23">This machine is running a cpu rated at 3.<text:span text:style-name="T4">0</text:span>0 GHz.</text:p>
      <text:p text:style-name="P10"/>
      <text:p text:style-name="P28">Please enter the precision number and press enter: 0.<text:span text:style-name="T8">4.5.6</text:span></text:p>
      <text:p text:style-name="P29">Invalid input encountered. <text:s/>Please try again.</text:p>
      <text:p text:style-name="P28">Please enter the precision number and press enter: <text:span text:style-name="T8">1.35T76</text:span></text:p>
      <text:p text:style-name="P29">Invalid input encountered. <text:s/>Please try again.</text:p>
      <text:p text:style-name="P28">Please enter the precision number and press enter: <text:span text:style-name="T8">0.00855</text:span></text:p>
      <text:p text:style-name="P28">You entered 0.0<text:span text:style-name="T8">085500007</text:span> which will be returned <text:span text:style-name="T4">to the caller function</text:span>.</text:p>
      <text:p text:style-name="P10"/>
      <text:p text:style-name="P23">The time on the clock is now 15694232950 tics</text:p>
      <text:p text:style-name="P23">The sum has been computed.</text:p>
      <text:p text:style-name="P23">The time on the clock is now <text:s/>1569423<text:span text:style-name="T4">9823 tics</text:span></text:p>
      <text:p text:style-name="P23"/>
      <text:p text:style-name="P25">The sum is 3.035657</text:p>
      <text:p text:style-name="P25">The execution time was 6873 tics.</text:p>
      <text:p text:style-name="P12"/>
      <text:p text:style-name="P20">The driver received this number 3.035657 and has no knowledge about it.</text:p>
      <text:p text:style-name="P20">Zero will be returned to the OS as a signal of success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">Required submissions</text:p>
      <text:p text:style-name="P14"/>
      <text:p text:style-name="P14"><text:tab/>One driver function written in either C or C++</text:p>
      <text:p text:style-name="P14"/>
      <text:p text:style-name="P14"><text:tab/>One x86 assembly function written in x86 with Intel syntax</text:p>
      <text:p text:style-name="P14"/>
      <text:p text:style-name="P14"><text:tab/>One C language only function for inputting the precision number.</text:p>
      <text:p text:style-name="P14"/>
      <text:p text:style-name="P31"><text:tab/>One bash file.</text:p>
      <text:p text:style-name="P31"/>
      <text:p text:style-name="P32">The three source files in this program are each in a different language.</text:p>
      <text:p text:style-name="P37">Conslcusion.</text:p>
      <text:p text:style-name="P33"/>
      <text:p text:style-name="P33">Completion of this assignment is voluntary. <text:s/>No points are at stake due to this assignment.</text:p>
      <text:p text:style-name="P33"/>
      <text:p text:style-name="P33">Students with prior experience in assembly programming can safely elect to omit this assignment.</text:p>
      <text:p text:style-name="P33"/>
      <text:p text:style-name="P33">Completion of Assignment 6 will benefit you if you do it before the final exam date.</text:p>
      <text:p text:style-name="P33"/>
      <text:p text:style-name="P33"/>
      <text:p text:style-name="P33"/>
      <text:p text:style-name="P33"/>
      <text:p text:style-name="P5">Final exam dates</text:p>
      <text:p text:style-name="P33"/>
      <text:p text:style-name="P33">We have two dates</text:p>
      <text:p text:style-name="P33"><text:tab/>Concept test on Dec 8 or 9 depending on you<text:span text:style-name="T14">r</text:span> section number</text:p>
      <text:p text:style-name="P33"><text:tab/>Programming test after December 12.</text:p>
      <text:p text:style-name="P33"/>
      <text:p text:style-name="P33"/>
      <text:p text:style-name="P33">We have to determine the date of the programming test. <text:s/>During <text:span text:style-name="T10">a</text:span> lecture I will ask all of you at the same time to tell me the date of the final as shown in your student portal<text:span text:style-name="T10">s</text:span>. <text:s/>If all of you have the same date in your portal<text:span text:style-name="T10">s</text:span> then that will be the official date. <text:s/>It appears that the date in my portal does not agree with the date your portals.</text:p>
      <text:p text:style-name="P33"/>
      <text:p text:style-name="P33"/>
      <text:p text:style-name="P34">Link to explain how software submission is handled. <text:s/><text:span text:style-name="T10">The next line is a clickable link.</text:span></text:p>
      <text:p text:style-name="P34"/>
      <text:p text:style-name="P34"><text:a xlink:type="simple" xlink:href="https://sites.google.com/a/fullerton.edu/activeprofessor/3-courses" text:style-name="Internet_20_link" text:visited-style-name="Visited_20_Internet_20_Link"><text:span text:style-name="T13">Policy on submitted softwar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2" meta:page-count="4" meta:paragraph-count="59" meta:word-count="616" meta:character-count="3551" meta:non-whitespace-character-count="2964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i>n</mi>
      </munderover>
      <mfrac>
        <mrow>
          <mn>4.0</mn>
          <mo stretchy="false">∗</mo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row>
          <mo fence="true" stretchy="false">(</mo>
          <mrow>
            <mrow>
              <mrow>
                <mn>2.0</mn>
                <mo stretchy="false">∗</mo>
                <mi>k</mi>
              </mrow>
              <mo stretchy="false">+</mo>
              <mn>1.0</mn>
            </mrow>
          </mrow>
          <mo fence="true" stretchy="false">)</mo>
        </mrow>
      </mfrac>
    </mrow>
    <annotation encoding="StarMath 5.0">sum from{k=0} to{n} {4.0 * (-1)^k over (2.0*k+1.0) }</annotation>
  </semantics>
</math>
</file>

<file path=Object 2/content.xml><?xml version="1.0" encoding="utf-8"?>
<math xmlns="http://www.w3.org/1998/Math/MathML" display="block">
  <semantics>
    <mfrac>
      <mrow>
        <mn>4.0</mn>
        <mo stretchy="false">∗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k</mi>
        </msup>
      </mrow>
      <mrow>
        <mo fence="true" stretchy="false">(</mo>
        <mrow>
          <mrow>
            <mrow>
              <mn>2.0</mn>
              <mo stretchy="false">∗</mo>
              <mi>k</mi>
            </mrow>
            <mo stretchy="false">+</mo>
            <mn>1.0</mn>
          </mrow>
        </mrow>
        <mo fence="true" stretchy="false">)</mo>
      </mrow>
    </mfrac>
    <annotation encoding="StarMath 5.0">{4.0 * (-1)^k over (2.0*k+1.0) }</annotation>
  </semantics>
</math>
</file>